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fo:orphans="2" fo:widows="2" fo:text-indent="0cm" style:auto-text-indent="false" fo:padding="0cm" fo:border="none" style:writing-mode="lr-tb"/>
      <style:text-properties fo:font-variant="normal" fo:text-transform="none" fo:color="#222222" style:font-name="arial" fo:font-size="9pt" fo:letter-spacing="normal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 style:writing-mode="lr-tb"/>
      <style:text-properties fo:font-variant="normal" fo:text-transform="none" fo:color="#222222" style:font-name="arial" fo:font-size="9pt" fo:letter-spacing="normal" fo:font-style="normal" fo:font-weight="normal"/>
    </style:style>
    <style:style style:name="P3" style:family="paragraph" style:parent-style-name="Text_20_body">
      <style:paragraph-properties fo:orphans="2" fo:widows="2" style:writing-mode="lr-tb"/>
      <style:text-properties fo:font-variant="normal" fo:text-transform="none" fo:color="#222222" style:font-name="arial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ние:</text:p>
      <text:p text:style-name="P2">построить алгоритм прогнозировния значения цены в поле TargetPrice из Data.csv<text:line-break/>по входящим данным:<text:line-break/>Bid_Price<text:line-break/>Bid_Shares<text:line-break/>Ask_Price<text:line-break/>Ask_Shares<text:line-break/>FeaturePrice1<text:line-break/>FeaturePrice2<text:line-break/>FeaturePrice3<text:line-break/>FeaturePrice4<text:line-break/>FeatureShares1<text:line-break/>FeatureShares2</text:p>
      <text:p text:style-name="P3">Примечание!<text:line-break/>При обучении алгоритма важно, чтобы данные за любой выбранный день не попадали одновременно в тренировочную и тестовую выборки. Т.е. разбивать на тренировочную и тестовую выборки нужно не по строчкам данных, а по целым дням.</text:p>
      <text:p text:style-name="P3">Результат:<text:line-break/>На выходе мы хотим увидеть Python или iPython файл<text:line-break/>с показанными этапами анализа данных и комментариями с пояснениями, <text:line-break/>с обоснованием выбора алгоримма, его тренировки и <text:line-break/>с результатом его применение на Test.csv данных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0S</meta:editing-duration>
    <meta:editing-cycles>3</meta:editing-cycles>
    <meta:generator>OpenOffice/4.1.2$Win32 OpenOffice.org_project/412m3$Build-9782</meta:generator>
    <dc:date>2018-07-31T20:02:33.89</dc:date>
    <meta:document-statistic meta:table-count="0" meta:image-count="0" meta:object-count="0" meta:page-count="1" meta:paragraph-count="4" meta:word-count="92" meta:character-count="700"/>
    <meta:user-defined meta:name="Info 1"/>
    <meta:user-defined meta:name="Info 2"/>
    <meta:user-defined meta:name="Info 3"/>
    <meta:user-defined meta:name="Info 4"/>
  </office:meta>
</office:document-meta>
</file>